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InfoImpl.getColum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InfoImpl.QueryInfoImpl( QueryResult result , IdFactoryImpl idFactory , NamePathResolver resolver , QValueFactory qValue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eryInfoImpl.getRow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eryInfoImpl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